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49741" officeooo:paragraph-rsid="00149741"/>
    </style:style>
    <style:style style:name="P2" style:family="paragraph" style:parent-style-name="Title">
      <style:text-properties officeooo:rsid="00149741" officeooo:paragraph-rsid="00149741"/>
    </style:style>
    <style:style style:name="P3" style:family="paragraph" style:parent-style-name="Text_20_body">
      <style:text-properties officeooo:rsid="0015ec3a" officeooo:paragraph-rsid="0015ec3a"/>
    </style:style>
    <style:style style:name="T1" style:family="text">
      <style:text-properties officeooo:rsid="0015ec3a"/>
    </style:style>
    <style:style style:name="T2" style:family="text">
      <style:text-properties officeooo:rsid="0018fe7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Kodeforklaring</text:p>
      <text:p text:style-name="P1"/>
      <text:p text:style-name="P1">Vores system starter op ved at initialisere de vigtigste hardware komponenter. Her starter OLED-displayet først, så vi kan se data fra sensorerne og eventuelle fejl på systemet uden at være tilkoblet en PC overhovedet. Herefter initialiseres SD-kortet og RTC-modulet, så vores system er klar til datalogning og tidsstempel. </text:p>
      <text:p text:style-name="P1">Efter dette setup, går vores system ind i hovedloopet. Nu aflæses data fra sensorerne for temp, fugt, lys og lyd. Som vi kommer ind på senere, måtte vi sætte en fejlsikring ind som validerer vores data inden den kan bruge det. Hvis de målinger der bliver taget er ugyldige, så måler systemet om igen ind til den får korrekt data. </text:p>
      <text:p text:style-name="P1">Når vi så får korrekt data, <text:span text:style-name="T1">hentes der et tidsstempel fra RTC-modulet. Sensorernes data samles herefter i et datasæt og gemmes på SD-kortet i et struktureret tekstformat, som let kan analyseres efterfølgende. Samtidig med at dette logges, opdateres OLED-displayet med de seneste målinger sammen med status på hele systemet, herunder om SD-kortet faktisk fungerer korrekt.</text:span></text:p>
      <text:p text:style-name="P3">Hvis der sker fejl under drift, vil OLED-displayet vise det klart f.eks. at SD-kortet ikke kan initialiseres. Dette gør user experience for vores brugere meget <text:span text:style-name="T2">bedre</text:span>. </text:p>
      <text:p text:style-name="P3">Til sidst, når der er logget data fra sensorerne så venter vores system 10 minutter med at måle igen. Når der måles igen vil hele processen blot blive gentaget. Herefter kører vores datalogger kontinuerligt og selvstændigt, uden behov for justering eller brugerinteraktion. Det her gør vores produkt egnet til langtids overvågning i et bista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8T10:21:29.931645894</meta:creation-date>
    <dc:date>2026-01-11T17:54:35.535804652</dc:date>
    <meta:editing-duration>PT1H7M17S</meta:editing-duration>
    <meta:editing-cycles>3</meta:editing-cycles>
    <meta:generator>LibreOffice/24.2.7.2$Linux_X86_64 LibreOffice_project/420$Build-2</meta:generator>
    <meta:document-statistic meta:table-count="0" meta:image-count="0" meta:object-count="0" meta:page-count="1" meta:paragraph-count="6" meta:word-count="244" meta:character-count="1550" meta:non-whitespace-character-count="1309"/>
  </office:meta>
</office:document-meta>
</file>